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officeooo:rsid="000c13a8" officeooo:paragraph-rsid="000c13a8" style:font-size-asian="10pt" style:font-size-complex="10pt"/>
    </style:style>
    <style:style style:name="P2" style:family="paragraph" style:parent-style-name="Standard">
      <style:text-properties style:font-name="Droid Sans1" fo:font-size="10pt" fo:font-style="italic" officeooo:rsid="000c13a8" officeooo:paragraph-rsid="000c13a8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Droid Sans1" fo:font-weight="bold" officeooo:rsid="000c13a8" officeooo:paragraph-rsid="000c13a8" style:font-weight-asian="bold" style:font-weight-complex="bold"/>
    </style:style>
    <style:style style:name="P4" style:family="paragraph" style:parent-style-name="Standard">
      <style:text-properties fo:color="#336600" style:font-name="Droid Sans1" fo:font-size="10pt" fo:font-weight="bold" officeooo:rsid="000c13a8" officeooo:paragraph-rsid="000c13a8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style:font-name="Droid Sans1" fo:font-size="10pt" officeooo:rsid="000c13a8" officeooo:paragraph-rsid="000c13a8" style:font-size-asian="10pt" style:font-size-complex="10pt"/>
    </style:style>
    <style:style style:name="P6" style:family="paragraph" style:parent-style-name="Standard" style:list-style-name="L1">
      <style:text-properties style:font-name="Droid Sans1" fo:font-size="10pt" fo:font-style="normal" officeooo:rsid="000c85b3" officeooo:paragraph-rsid="000c85b3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text-properties style:font-name="Droid Sans1" fo:font-size="10pt" fo:font-style="normal" officeooo:rsid="000ecfb1" officeooo:paragraph-rsid="000ecfb1" style:font-size-asian="10pt" style:font-style-asian="normal" style:font-size-complex="10pt" style:font-style-complex="normal"/>
    </style:style>
    <style:style style:name="P8" style:family="paragraph" style:parent-style-name="Standard" style:list-style-name="L1">
      <style:text-properties style:font-name="Droid Sans1" fo:font-size="10pt" fo:font-style="normal" officeooo:rsid="0011c3d9" officeooo:paragraph-rsid="0011c3d9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c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9.89pt" fo:margin-left="10.01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53.89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71.89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89.89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07.89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25.89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43.89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61.89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79.89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97.89pt" fo:margin-left="198pt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 desarrollo de software</text:p>
      <text:p text:style-name="P4">28 <text:s/>abril. <text:span text:style-name="T2">Cendit</text:span></text:p>
      <text:list xml:id="list502910828" text:style-name="L1">
        <text:list-item>
          <text:p text:style-name="P5">En prueba hecha con <text:s/>librería &lt;LibreVisa&gt; para linux hechas en Qt funciona. La librería nativa Visa en /usr/lib genera error en la funcion findResource.</text:p>
        </text:list-item>
        <text:list-item>
          <text:p text:style-name="P5">En prueba hechas con librerias Visa.Net en mono, se agrego referencia a los ensamblados de NI de Windows de librerías de National Instruments en MonoDevelop, al correr genera error: <text:span text:style-name="T1">driver no instalado.</text:span></text:p>
        </text:list-item>
        <text:list-item>
          <text:p text:style-name="P6">Nota: las librerias Visa no estan instaladas, fueron desintaladas un dia atrás.</text:p>
        </text:list-item>
        <text:list-item>
          <text:p text:style-name="P7">PyVisa no funciona con iron python, se probo añadir los paquetes de python 2.7 a sys.path: no funciona.</text:p>
        </text:list-item>
        <text:list-item>
          <text:p text:style-name="P8">La librería Visa instalada con apt-get, livisa-dev, libvisa0 generan errores al depurar.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14:43.335417144</meta:creation-date>
    <dc:date>2017-04-28T14:24:57.710731280</dc:date>
    <meta:editing-duration>PT20M5S</meta:editing-duration>
    <meta:editing-cycles>5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7" meta:word-count="110" meta:character-count="672" meta:non-whitespace-character-count="572"/>
  </office:meta>
</office:document-meta>
</file>